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"/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ITYSCAP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MAPILLA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 per batch</text:p>
          </table:table-cell>
          <table:table-cell office:value-type="float" office:value="1.94" calcext:value-type="float">
            <text:p>1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ples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tarted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Time (sec)</text:p>
          </table:table-cell>
          <table:table-cell table:style-name="ce1" office:value-type="string" calcext:value-type="string">
            <text:p>Time (h)</text:p>
          </table:table-cell>
          <table:table-cell table:style-name="ce1" office:value-type="string" calcext:value-type="string">
            <text:p>Time (dd:hh:mm:s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/11/2017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table:style-name="ce4" table:formula="of:=[.B15]*[.$B$10]*[.$B$12]/[.$B$11]" office:value-type="float" office:value="46560" calcext:value-type="float">
            <text:p>46560</text:p>
          </table:table-cell>
          <table:table-cell table:style-name="ce4" table:formula="of:=[.D15]/3600" office:value-type="float" office:value="12.9333333333333" calcext:value-type="float">
            <text:p>13</text:p>
          </table:table-cell>
          <table:table-cell table:style-name="ce5" table:formula="of:=TRUNC([.D15]/86400)&amp;&quot;:&quot;&amp;TRUNC(MOD([.D15];86400)/3600)&amp;&quot;:&quot;&amp;TRUNC(MOD([.D15];3600)/60)&amp;&quot;:&quot;&amp;TRUNC(MOD([.D15];60))" office:value-type="string" office:string-value="0:12:56:0" calcext:value-type="string">
            <text:p>0:12:56: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/11/2017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4" table:formula="of:=[.B16]*[.$B$10]*[.$B$12]/[.$B$11]" office:value-type="float" office:value="77600" calcext:value-type="float">
            <text:p>77600</text:p>
          </table:table-cell>
          <table:table-cell table:style-name="ce4" table:formula="of:=[.D16]/3600" office:value-type="float" office:value="21.5555555555556" calcext:value-type="float">
            <text:p>22</text:p>
          </table:table-cell>
          <table:table-cell table:style-name="ce5" table:formula="of:=TRUNC([.D16]/86400)&amp;&quot;:&quot;&amp;TRUNC(MOD([.D16];86400)/3600)&amp;&quot;:&quot;&amp;TRUNC(MOD([.D16];3600)/60)&amp;&quot;:&quot;&amp;TRUNC(MOD([.D16];60))" office:value-type="string" office:string-value="0:21:33:20" calcext:value-type="string">
            <text:p>0:21:33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/11/2017</text:p>
          </table:table-cell>
          <table:table-cell office:value-type="float" office:value="78" calcext:value-type="float">
            <text:p>78</text:p>
          </table:table-cell>
          <table:table-cell office:value-type="float" office:value="0.0001" calcext:value-type="float">
            <text:p>0.0001</text:p>
          </table:table-cell>
          <table:table-cell table:style-name="ce4" table:formula="of:=[.B17]*[.$B$10]*[.$B$12]/[.$B$11]" office:value-type="float" office:value="302640" calcext:value-type="float">
            <text:p>302640</text:p>
          </table:table-cell>
          <table:table-cell table:style-name="ce4" table:formula="of:=[.D17]/3600" office:value-type="float" office:value="84.0666666666667" calcext:value-type="float">
            <text:p>84</text:p>
          </table:table-cell>
          <table:table-cell table:style-name="ce5" table:formula="of:=TRUNC([.D17]/86400)&amp;&quot;:&quot;&amp;TRUNC(MOD([.D17];86400)/3600)&amp;&quot;:&quot;&amp;TRUNC(MOD([.D17];3600)/60)&amp;&quot;:&quot;&amp;TRUNC(MOD([.D17];60))" office:value-type="string" office:string-value="3:12:4:0" calcext:value-type="string">
            <text:p>3:12:4:0</text:p>
          </table:table-cell>
          <table:table-cell table:style-name="ce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4:12:56.228783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6:00:09.626209060</meta:creation-date>
    <dc:date>2017-11-20T14:13:06.598221704</dc:date>
    <meta:editing-duration>PT18H19M53S</meta:editing-duration>
    <meta:editing-cycles>16</meta:editing-cycles>
    <meta:generator>LibreOffice/5.1.6.2$Linux_X86_64 LibreOffice_project/10m0$Build-2</meta:generator>
    <meta:document-statistic meta:table-count="1" meta:cell-count="32" meta:object-count="0"/>
  </office:meta>
</office:document-meta>
</file>